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00000004806981DD3F.png" manifest:media-type="image/png"/>
  <manifest:file-entry manifest:full-path="Pictures/10000000000008000000048086E279D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alibri Light1" svg:font-family="'Calibri Light'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26pt" style:font-size-asian="26pt" style:font-size-complex="26pt" fo:hyphenate="false"/>
    </style:style>
    <style:style style:name="P5" style:family="paragraph">
      <style:paragraph-properties fo:text-align="start" style:font-independent-line-spacing="true"/>
      <style:text-properties fo:font-size="26pt" style:font-size-asian="26pt" style:font-size-complex="26pt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7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0pt" style:font-size-asian="40pt" style:font-size-complex="40pt" fo:hyphenate="false"/>
    </style:style>
    <style:style style:name="P9" style:family="paragraph">
      <style:paragraph-properties fo:text-align="start" style:font-independent-line-spacing="true"/>
      <style:text-properties fo:font-size="40pt" style:font-size-asian="40pt" style:font-size-complex="40pt"/>
    </style:style>
    <style:style style:name="T1" style:family="text">
      <style:text-properties fo:font-variant="normal" fo:text-transform="none" fo:color="#ffff00" style:text-line-through-style="none" style:text-line-through-type="none" style:text-position="0% 100%" style:font-name="Calibri Light1" fo:font-size="60pt" fo:letter-spacing="normal" fo:font-style="normal" style:text-underline-style="none" fo:font-weight="normal" style:font-name-asian="DejaVu Sans1" style:font-size-asian="60pt" style:font-style-asian="normal" style:font-weight-asian="normal" style:font-name-complex="DejaVu Sans1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9" style:family="text">
      <style:text-properties fo:font-variant="normal" fo:text-transform="none" fo:color="#ffff00" style:text-line-through-style="none" style:text-line-through-type="none" style:text-position="0% 100%" style:font-name="Calibri Light1" fo:font-size="48pt" fo:letter-spacing="normal" fo:font-style="normal" style:text-underline-style="none" fo:font-weight="normal" style:font-name-asian="DejaVu Sans1" style:font-size-asian="48pt" style:font-style-asian="normal" style:font-weight-asian="normal" style:font-name-complex="DejaVu Sans1" style:font-size-complex="48pt" style:font-style-complex="normal" style:font-weight-complex="normal"/>
    </style:style>
    <style:style style:name="T10" style:family="text">
      <style:text-properties fo:font-variant="normal" fo:text-transform="none" fo:color="#ffff00" style:text-line-through-style="none" style:text-line-through-type="none" style:text-position="0% 100%" style:font-name="Calibri Light1" fo:font-size="40pt" fo:letter-spacing="normal" fo:font-style="normal" style:text-underline-style="none" fo:font-weight="normal" style:font-name-asian="DejaVu Sans1" style:font-size-asian="40pt" style:font-style-asian="normal" style:font-weight-asian="normal" style:font-name-complex="DejaVu Sans1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-0.6cm"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398cm" svg:height="7.543cm" svg:x="4.332cm" svg:y="3.695cm">
          <text:p text:style-name="P1"><text:span text:style-name="T1">Herzlich Willkommen zur Infoveranstaltung iCT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1" draw:text-style-name="P2" draw:layer="layout" svg:width="29.208cm" svg:height="3.68cm" svg:x="2.328cm" svg:y="1.014cm">
          <text:p text:style-name="P3"><text:span text:style-name="T2">Was ist der iCTF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5" draw:layer="layout" svg:width="29.208cm" svg:height="12.085cm" svg:x="2.328cm" svg:y="5.071cm">
          <text:list text:style-name="L3">
            <text:list-item>
              <text:p text:style-name="P4"><text:span text:style-name="T3">Der USCB International Capture The Flag (auch als iCTF <text:s/>bekannt) ist eine verteilte, großflächige Securityübung, deren Ziel es ist, die Fähigkeiten der Teilnehmer zu testen.</text:span></text:p>
            </text:list-item>
          </text:list>
          <text:p text:style-name="P4"><text:span text:style-name="T4"/></text:p>
          <text:list text:continue-numbering="true" text:style-name="L3">
            <text:list-item>
              <text:p text:style-name="P4"><text:span text:style-name="T3">Es ist die Welt größte und am längsten laufende Hacking-Competition auf Bildungsebene, die sowohl Aspekte des Angriffs als auch der Verteidigung in einer Live-Umgebung integriert.</text:span></text:p>
            </text:list-item>
          </text:list>
          <text:p text:style-name="P4"><text:span text:style-name="T3"/></text:p>
          <text:list text:continue-numbering="true" text:style-name="L3">
            <text:list-item>
              <text:p text:style-name="P4"><text:span text:style-name="T3">Der iCTF-Wettbewerb wird von Prof. Giovanni Vigna vom Department of Computer Science an der UCSB organisiert und wird Jährlich abgehalten (für gewöhlich am Anfang Dezember, aber er wurde schon öfters verschoben)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1" draw:text-style-name="P2" draw:layer="layout" svg:width="29.208cm" svg:height="3.68cm" svg:x="2.328cm" svg:y="1.014cm">
          <text:p text:style-name="P3"><text:span text:style-name="T2">Regeln für 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7" draw:layer="layout" svg:width="29.208cm" svg:height="12.461cm" svg:x="2.328cm" svg:y="4.695cm">
          <text:list text:style-name="L3">
            <text:list-item>
              <text:p text:style-name="P6"><text:span text:style-name="T5">Angriffe auf die Infrastruktur und DOS-Attacken sind verboten</text:span></text:p>
            </text:list-item>
          </text:list>
          <text:p text:style-name="P6"><text:span text:style-name="T6"/></text:p>
          <text:list text:continue-numbering="true" text:style-name="L3">
            <text:list-item>
              <text:p text:style-name="P6"><text:span text:style-name="T5">Jedes Team erhält ein Image einer Virtuellenmaschiene mit einer Reihe von angreifbaren Services, deren Schwachstellen gefunden und Exploits dazu entwickelt werden sollen.</text:span></text:p>
            </text:list-item>
          </text:list>
          <text:p text:style-name="P6"><text:span text:style-name="T6"/></text:p>
          <text:list text:continue-numbering="true" text:style-name="L3">
            <text:list-item>
              <text:p text:style-name="P6"><text:span text:style-name="T5">Exploits werden in Python geschrieben und direkt gegen andere Teams ausgeführt.</text:span></text:p>
            </text:list-item>
          </text:list>
          <text:p text:style-name="P6"><text:span text:style-name="T6"/></text:p>
          <text:list text:continue-numbering="true" text:style-name="L3">
            <text:list-item>
              <text:p text:style-name="P6"><text:span text:style-name="T5">Punkte gibt es für gefixte Services und erfolgreiche Attacken.</text:span></text:p>
            </text:list-item>
          </text:list>
          <text:p text:style-name="P6"><text:span text:style-name="T6"/></text:p>
          <text:list text:continue-numbering="true" text:style-name="L3">
            <text:list-item>
              <text:p text:style-name="P6"><text:span text:style-name="T5">Der Wettbewerb soll am 4.12.2015 von 19 Uhr bis zum 5.12.2015 um 19 Uhr stattfinde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1" draw:text-style-name="P2" draw:layer="layout" svg:width="29.208cm" svg:height="3.68cm" svg:x="2.328cm" svg:y="1.014cm">
          <text:p text:style-name="P3"><text:span text:style-name="T2">Was sollt ihr mitbringen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9.208cm" svg:height="12.085cm" svg:x="2.328cm" svg:y="5.071cm">
          <text:p text:style-name="P3"><text:span text:style-name="T7"/></text:p>
          <text:list text:style-name="L3">
            <text:list-item>
              <text:p text:style-name="P3"><text:span text:style-name="T8">Grundsätzliche Kenntnisse im Programmieren</text:span></text:p>
            </text:list-item>
          </text:list>
          <text:p text:style-name="P3"><text:span text:style-name="T8"/></text:p>
          <text:p text:style-name="P3"><text:span text:style-name="T8"/></text:p>
          <text:list text:continue-numbering="true" text:style-name="L3">
            <text:list-item>
              <text:p text:style-name="P3"><text:span text:style-name="T8">Grundkenntnisse Linux hilfreich</text:span></text:p>
            </text:list-item>
          </text:list>
          <text:p text:style-name="P3"><text:span text:style-name="T8"/></text:p>
          <text:p text:style-name="P3"><text:span text:style-name="T8"/></text:p>
          <text:list text:continue-numbering="true" text:style-name="L3">
            <text:list-item>
              <text:p text:style-name="P3"><text:span text:style-name="T8">Versorgung selbständig organisieren</text:span></text:p>
            </text:list-item>
          </text:list>
          <text:p text:style-name="P3"><text:span text:style-name="T8"/></text:p>
          <text:p text:style-name="P3"><text:span text:style-name="T8"/></text:p>
          <text:list text:continue-numbering="true" text:style-name="L3">
            <text:list-item>
              <text:p text:style-name="P3"><text:span text:style-name="T8">Wenn möglich einen eigenen Lapto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1" draw:text-style-name="P2" draw:layer="layout" svg:width="29.208cm" svg:height="3.68cm" svg:x="2.328cm" svg:y="1.014cm">
          <text:p text:style-name="P3"><text:span text:style-name="T2">Demonst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9.208cm" svg:height="12.085cm" svg:x="2.328cm" svg:y="5.071cm">
          <text:p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1" draw:text-style-name="P2" draw:layer="layout" svg:width="29.208cm" svg:height="3.68cm" svg:x="2.328cm" svg:y="1.014cm">
          <text:p text:style-name="P3"><text:span text:style-name="T2">Kontak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9.208cm" svg:height="12.085cm" svg:x="2.328cm" svg:y="5.071cm">
          <text:p text:style-name="P3"><text:span text:style-name="T8"/></text:p>
          <text:p text:style-name="P3"><text:span text:style-name="T8">www.Facebook.com/iCTF.THI</text:span></text:p>
          <text:p text:style-name="P3"><text:span text:style-name="T7"/></text:p>
          <text:p text:style-name="P3"><text:span text:style-name="T8"/></text:p>
          <text:p text:style-name="P3"><text:span text:style-name="T8"/></text:p>
          <text:p text:style-name="P3"><text:span text:style-name="T8">Dominik.schlecht@hotmail.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draw:custom-shape draw:name="TextShape 1" draw:style-name="gr5" draw:text-style-name="P9" draw:layer="layout" svg:width="25.398cm" svg:height="14.734cm" svg:x="3.948cm" svg:y="1.364cm">
          <text:p text:style-name="P8"><text:span text:style-name="T9">Wettbewerb am</text:span></text:p>
          <text:p text:style-name="P8"><text:span text:style-name="T9">4. – 5.12.2015 </text:span></text:p>
          <text:p text:style-name="P8"><text:span text:style-name="T9">ab 19 Uhr</text:span></text:p>
          <text:p text:style-name="P8"><text:span text:style-name="T10"/></text:p>
          <text:p text:style-name="P8"><text:span text:style-name="T10"/></text:p>
          <text:p text:style-name="P8"><text:span text:style-name="T10">Raum wird über Facebook bekannt gegeben</text:span></text:p>
          <text:p text:style-name="P8"><text:span text:style-name="T10">www.Facebook.com/iCTF.TH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Calibri Light1" svg:font-family="'Calibri Light'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style:font-name-asian="DejaVu Sans1" style:font-family-asian="'DejaVu Sans'" style:font-size-asian="28pt" style:language-asian="de" style:country-asian="DE" style:font-style-asian="normal" style:font-weight-asian="normal" style:font-name-complex="DejaVu Sans1" style:font-family-complex="'DejaVu Sans'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style:font-name-asian="DejaVu Sans1" style:font-family-asian="'DejaVu Sans'" style:font-size-asian="18pt" style:language-asian="de" style:country-asian="DE" style:font-style-asian="normal" style:font-weight-asian="normal" style:font-name-complex="DejaVu Sans1" style:font-family-complex="'DejaVu San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style:font-name-asian="DejaVu Sans1" style:font-family-asian="'DejaVu Sans'" style:font-size-asian="28pt" style:language-asian="de" style:country-asian="DE" style:font-style-asian="normal" style:font-weight-asian="normal" style:font-name-complex="DejaVu Sans1" style:font-family-complex="'DejaVu Sans'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style:font-name-asian="DejaVu Sans1" style:font-family-asian="'DejaVu Sans'" style:font-size-asian="18pt" style:language-asian="de" style:country-asian="DE" style:font-style-asian="normal" style:font-weight-asian="normal" style:font-name-complex="DejaVu Sans1" style:font-family-complex="'DejaVu San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3" draw:layer="backgroundobjects" svg:width="33.862cm" svg:height="19.048cm" svg:x="0.002cm" svg:y="0cm">
        <draw:image xlink:href="Pictures/10000000000008000000048086E279D0.jpg" xlink:type="simple" xlink:show="embed" xlink:actuate="onLoad">
          <text:p/>
        </draw:image>
      </draw:frame>
      <draw:frame draw:name="PlaceHolder 1" presentation:style-name="Title_20_Slide-title" draw:layer="backgroundobjects" svg:width="25.398cm" svg:height="6.63cm" svg:x="4.233cm" svg:y="3.118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icture 2" draw:style-name="Mgr3" draw:text-style-name="MP3" draw:layer="backgroundobjects" svg:width="33.862cm" svg:height="19.048cm" svg:x="0.002cm" svg:y="0cm">
        <draw:image xlink:href="Pictures/1000000000000800000004806981DD3F.png" xlink:type="simple" xlink:show="embed" xlink:actuate="onLoad">
          <text:p/>
        </draw:image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dc:creator>Michael Löckler</dc:creator>
    <meta:editing-cycles>4</meta:editing-cycles>
    <dc:date>2015-11-11T11:40:13.610209386</dc:date>
    <meta:editing-duration>PT4M10S</meta:editing-duration>
    <meta:generator>LibreOffice/4.3.3.2$Linux_X86_64 LibreOffice_project/430m0$Build-2</meta:generator>
    <meta:document-statistic meta:object-count="5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